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24pt" style:font-size-asian="22pt" style:font-size-complex="22pt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3.2cm" svg:x="0.4cm" svg:y="8.6cm" presentation:class="title" presentation:user-transformed="true">
          <draw:text-box>
            <text:p><text:s text:c="18"/>CSS Pesentation <text:s text:c="2"/>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 text:c="40"/><text:span text:style-name="T1">CSS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Cascading Style Shee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 - </text:p>
          </draw:text-box>
        </draw:frame>
        <draw:frame presentation:style-name="pr5" draw:layer="layout" svg:width="25.5cm" svg:height="13cm" svg:x="1.1cm" svg:y="5.5cm" presentation:class="outline" presentation:user-transformed="true">
          <draw:text-box>
            <text:list text:style-name="L3">
              <text:list-item>
                <text:p><text:span text:style-name="T2">1) IT is a stylesheet language use to design a document (i.e </text:span><text:span text:style-name="T2">look and format) which is written in markup languages like </text:span><text:span text:style-name="T2">HTML, XML.</text:span></text:p>
              </text:list-item>
              <text:list-item>
                <text:p><text:span text:style-name="T2">2) CSS was Introduced to keep presentation information </text:span><text:span text:style-name="T2">seperate form HTML content.</text:span></text:p>
              </text:list-item>
              <text:list-item>
                <text:p><text:span text:style-name="T2">3)IT defines How HTML elements are to be displayed on a web </text:span><text:span text:style-name="T2">page</text:span></text:p>
              </text:list-item>
              <text:list-item>
                <text:p><text:span text:style-name="T2">4)It Gives more control over the layput and desig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dvantag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)Earlier designers use tags like B, Font, etc to control the design of page which makes it less attractive, but using css designer can make page more attractive .</text:p>
              </text:list-item>
              <text:list-item>
                <text:p>2) using css designer can apply css on multiple elements just by editing one siingle file.</text:p>
              </text:list-item>
              <text:list-item>
                <text:p>3) Webpage loads faster and efficient.</text:p>
              </text:list-item>
              <text:list-item>
                <text:p>4) It is time sav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 text:c="2"/>Types of CS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Inline Css </text:p>
              </text:list-item>
              <text:list-item>
                <text:p>– Adding of css Rules inside the particular elements.</text:p>
              </text:list-item>
              <text:list-item>
                <text:p>Ex-</text:p>
              </text:list-item>
              <text:list-item>
                <text:p><text:s text:c="3"/>&lt;h1 style=”color: red;”&gt;This is inline css&lt;/h1&gt;</text:p>
              </text:list-item>
              <text:list-item>
                <text:p>1) in this code becomes complex because html, and css are mix together.</text:p>
              </text:list-item>
              <text:list-item>
                <text:p>2) html file becomes larger in siz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ernal CS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)The Internal CSS has &lt;style&gt; tag in the &lt;head&gt; section of the HTML document. </text:p>
              </text:list-item>
              <text:list-item>
                <text:p>Ex</text:p>
              </text:list-item>
              <text:list-item>
                <text:p>&lt;head&gt;</text:p>
              </text:list-item>
              <text:list-item>
                <text:p>&lt;style&gt; h1{ color: red;</text:p>
              </text:list-item>
              <text:list-item>
                <text:p>}</text:p>
              </text:list-item>
              <text:list-item>
                <text:p>&lt;/style&gt;&lt;/head&gt;</text:p>
              </text:list-item>
              <text:list-item>
                <text:p>&lt;body&gt;&lt;h1&gt;Internal Css&lt;/h1&gt;&lt;/body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ternal Cs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&lt;link rel=”stylesheet” href=”style.ccs”&gt;</text:p>
              </text:list-item>
              <text:list-item>
                <text:p>1) in this all css are kept in another while with .css extension and are externally link to main html file.</text:p>
              </text:list-item>
              <text:list-item>
                <text:p>2) It seperates the html file and css file </text:p>
              </text:list-item>
              <text:list-item>
                <text:p>3) It loads fast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ays to selects html elemen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) Id selector – You can give unique id to particuler element on which you want to apply css.</text:p>
              </text:list-item>
              <text:list-item>
                <text:p>Ex-</text:p>
              </text:list-item>
              <text:list-item>
                <text:p><text:span text:style-name="T3">&lt;h1 id=”one”&gt;Heading 1&lt;/h1&gt;</text:span>&lt;h1 &gt;Heading 2&lt;/h1&gt;</text:p>
              </text:list-item>
              <text:list-item>
                <text:p>#one{ color: red;}</text:p>
              </text:list-item>
              <text:list-item>
                <text:p>2) class selector – multiple elements can be called using css selector</text:p>
              </text:list-item>
              <text:list-item>
                <text:p text:style-name="P2"><text:span text:style-name="T3">&lt;h1 class=”head”&gt;Heading 1&lt;/h1&gt;&lt;h1 </text:span><text:span text:style-name="T3">class=”head”</text:span>&gt;Heading 2&lt;/h1&gt;</text:p>
              </text:list-item>
              <text:list-item>
                <text:p text:style-name="P2">.head{</text:p>
                <text:list>
                  <text:list-item>
                    <text:p>Color: red;</text:p>
                  </text:list-item>
                </text:list>
              </text:list-item>
              <text:list-item>
                <text:p text:style-name="P2">}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seudo-class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First-child - </text:p>
              </text:list-item>
              <text:list-item>
                <text:p>&lt;p&gt;This is some text.&lt;/p&gt;</text:p>
              </text:list-item>
              <text:list-item>
                <text:p>&lt;p&gt;This is some text.&lt;/p&gt;</text:p>
              </text:list-item>
              <text:list-item>
                <text:p>p:first-child {</text:p>
              </text:list-item>
              <text:list-item>
                <text:p><text:s text:c="2"/>color: blue;</text:p>
              </text:list-item>
              <text:list-item>
                <text:p>} </text:p>
              </text:list-item>
              <text:list-item>
                <text:p>Nth-child() - </text:p>
              </text:list-item>
              <text:list-item>
                <text:p>&lt;p&gt;The first paragraph.&lt;/p&gt;</text:p>
              </text:list-item>
              <text:list-item>
                <text:p>&lt;p&gt;The second paragraph.&lt;/p&gt;</text:p>
              </text:list-item>
              <text:list-item>
                <text:p>&lt;p&gt;The third paragraph.&lt;/p&gt;</text:p>
              </text:list-item>
              <text:list-item>
                <text:p>p:nth-child(2) {</text:p>
              </text:list-item>
              <text:list-item>
                <text:p><text:s text:c="2"/>background: red;</text:p>
              </text:list-item>
              <text:list-item>
                <text:p>}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e more selector -</text:p>
          </draw:text-box>
        </draw:frame>
        <draw:frame presentation:style-name="pr5" draw:layer="layout" svg:width="25.5cm" svg:height="13cm" svg:x="1.1cm" svg:y="5.5cm" presentation:class="outline" presentation:user-transformed="true">
          <draw:text-box>
            <text:list text:style-name="L3">
              <text:list-item>
                <text:p>1) Child slector – div&gt;p { color: red;}</text:p>
              </text:list-item>
              <text:list-item>
                <text:p>2) tag selector – h1{</text:p>
              </text:list-item>
              <text:list-item>
                <text:p><text:s text:c="3"/>Color: red;</text:p>
              </text:list-item>
              <text:list-item>
                <text:p>}</text:p>
              </text:list-item>
              <text:list-item>
                <text:p><text:span text:style-name="T3">3) Descendant selector - </text:span><text:s/>div p { color: red;}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perties and Us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)Background-color : use to cange bg color</text:p>
              </text:list-item>
              <text:list-item>
                <text:p>2) backgorund – image</text:p>
              </text:list-item>
              <text:list-item>
                <text:p>3) display : describes how elements to be displayed</text:p>
              </text:list-item>
              <text:list-item>
                <text:p>4) overflow : behaviour of elements when it is too bigger as its parent size.</text:p>
              </text:list-item>
              <text:list-item>
                <text:p>5) border: specifies the border of element</text:p>
              </text:list-item>
              <text:list-item>
                <text:p>6) position: specifies the position of element</text:p>
              </text:list-item>
              <text:list-item>
                <text:p><text:s text:c="5"/>Position : absolute – elemets sets as its parent position , its space is also removed</text:p>
              </text:list-item>
              <text:list-item>
                <text:p>Position : relative – element is set according to its current position , its space is not taken by another el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 text:c="29"/><text:span text:style-name="T1"><text:s/></text:span><text:span text:style-name="T1">Thank Yo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19T09:44:47.654619157</meta:creation-date>
    <meta:editing-duration>PT56M49S</meta:editing-duration>
    <meta:editing-cycles>16</meta:editing-cycles>
    <meta:generator>LibreOffice/6.0.7.3$Linux_X86_64 LibreOffice_project/00m0$Build-3</meta:generator>
    <dc:title>Alizarin</dc:title>
    <dc:date>2022-02-21T18:15:04.570409161</dc:date>
    <meta:document-statistic meta:object-count="81"/>
  </office:meta>
</office:document-meta>
</file>